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fe9b" officeooo:paragraph-rsid="0000fe9b"/>
    </style:style>
    <style:style style:name="P2" style:family="paragraph" style:parent-style-name="Standard">
      <style:text-properties officeooo:rsid="0000fe9b" officeooo:paragraph-rsid="00013416"/>
    </style:style>
    <style:style style:name="P3" style:family="paragraph" style:parent-style-name="Standard">
      <style:text-properties officeooo:rsid="00013416" officeooo:paragraph-rsid="00013416"/>
    </style:style>
    <style:style style:name="P4" style:family="paragraph" style:parent-style-name="Standard">
      <style:text-properties officeooo:rsid="0001c1e6" officeooo:paragraph-rsid="0001c1e6"/>
    </style:style>
    <style:style style:name="T1" style:family="text">
      <style:text-properties officeooo:rsid="0000fe9b"/>
    </style:style>
    <style:style style:name="T2" style:family="text">
      <style:text-properties fo:font-style="italic" officeooo:rsid="0000fe9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0fe9b" style:font-style-asian="normal" style:font-style-complex="normal"/>
    </style:style>
    <style:style style:name="T5" style:family="text">
      <style:text-properties fo:font-style="normal" officeooo:rsid="00013416" style:font-style-asian="normal" style:font-style-complex="normal"/>
    </style:style>
    <style:style style:name="T6" style:family="text">
      <style:text-properties fo:font-style="normal" officeooo:rsid="0001c1e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13416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Project Specification for </text:span><text:span text:style-name="T2">Task Timer </text:span><text:span text:style-name="T4">website.</text:span></text:p>
      <text:p text:style-name="Standard"><text:span text:style-name="T4"/></text:p>
      <text:p text:style-name="P1"><text:span text:style-name="T3">1. <text:s/></text:span><text:span text:style-name="T7">Overview</text:span></text:p>
      <text:p text:style-name="P1"><text:span text:style-name="T3"><text:tab/>I need to learn more about HTML, CSS, and Javascript, so I am making a basic, functional website using all three. <text:s/>This should prepare me to make the bigger website for OIB that I am trying for.</text:span></text:p>
      <text:p text:style-name="P1"><text:span text:style-name="T3"><text:tab/>I want to focus, to the extent possible, on using good/best practices and taking care of bugs that might come up between different browsers, that sort of thing.</text:span></text:p>
      <text:p text:style-name="P1"><text:span text:style-name="T3"/></text:p>
      <text:p text:style-name="P1"><text:span text:style-name="T3"/></text:p>
      <text:p text:style-name="P1"><text:span text:style-name="T3">2. <text:s/></text:span><text:span text:style-name="T7">Project Team</text:span></text:p>
      <text:p text:style-name="P1"><text:span text:style-name="T3"><text:tab/>Just me. <text:s/>Josh.</text:span></text:p>
      <text:p text:style-name="P1"><text:span text:style-name="T3"/></text:p>
      <text:p text:style-name="P2"><text:span text:style-name="T3">3. <text:s/></text:span><text:span text:style-name="T8">Phases</text:span></text:p>
      <text:p text:style-name="P2"><text:span text:style-name="T5"><text:tab/>1. <text:s/>Make the HTML and CSS.</text:span></text:p>
      <text:p text:style-name="P2"><text:span text:style-name="T5"><text:tab/>2. <text:s/>Code the Javascript to make it active.</text:span></text:p>
      <text:p text:style-name="P2"><text:span text:style-name="T5"/></text:p>
      <text:p text:style-name="P3"><text:span text:style-name="T3">4. <text:s/></text:span><text:span text:style-name="T7">Content Structure</text:span></text:p>
      <text:p text:style-name="P3"><text:span text:style-name="T3"><text:tab/>A left panel with Reset, Start, and Pause buttons, a field for the name of the task and a field for the number of minutes left.</text:span></text:p>
      <text:p text:style-name="P3"><text:span text:style-name="T3"><text:tab/>A right panel with a list of input forms that take the task names, forms for the minutes, and check boxes for whether the task has been completed or not. <text:s/></text:span><text:span text:style-name="T6">Also radio buttons for whether the sequence of tasks is in order or random.</text:span></text:p>
      <text:p text:style-name="P3"><text:span text:style-name="T3"/></text:p>
      <text:p text:style-name="P3"><text:span text:style-name="T3"/></text:p>
      <text:p text:style-name="P4"><text:span text:style-name="T3">5. </text:span><text:span text:style-name="T7">Functionality</text:span></text:p>
      <text:p text:style-name="P4"><text:span text:style-name="T3"><text:tab/>Clicking on the Start button causes the first task to be assigned and the timer to begin a countdown.</text:span></text:p>
      <text:p text:style-name="P4"><text:span text:style-name="T3"><text:tab/>When the countdown is finished, a check-mark is placed next to the task. <text:s/>The Start button changes to a “Continue” button.</text:span></text:p>
      <text:p text:style-name="P4"><text:span text:style-name="T3"><text:tab/>Reset causes the time of the current task to be reset. <text:s/>Clicking reset before clicking Start does nothing.</text:span></text:p>
      <text:p text:style-name="P4"><text:span text:style-name="T3"><text:tab/>Pause pauses the time; then, clicking Start or Pause restarts it.</text:span></text:p>
      <text:p text:style-name="P4"><text:span text:style-name="T3"/></text:p>
      <text:p text:style-name="P4"><text:span text:style-name="T3">6. <text:s/>Browser and Device Support</text:span></text:p>
      <text:p text:style-name="P4"><text:span text:style-name="T3"/></text:p>
      <text:p text:style-name="P4"><text:span text:style-name="T3">7. <text:s/>Hosting and Maintenance</text:span></text:p>
      <text:p text:style-name="P4"><text:span text:style-name="T3"/></text:p>
      <text:p text:style-name="P4"><text:span text:style-name="T3">8. <text:s/>Deadlines</text:span></text:p>
      <text:p text:style-name="P4"><text:span text:style-name="T3"><text:tab/>3/29 - Finished HTML and CSS</text:span></text:p>
      <text:p text:style-name="P4"><text:span text:style-name="T3"><text:tab/>4/4 - Finished Javascript</text:span></text:p>
      <text:p text:style-name="P4"><text:span text:style-name="T3"><text:tab/>4/11 – Online and wor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2:02:16.780414622</meta:creation-date>
    <dc:date>2020-03-26T16:04:01.166589171</dc:date>
    <meta:editing-duration>PT6M51S</meta:editing-duration>
    <meta:editing-cycles>1</meta:editing-cycles>
    <meta:document-statistic meta:table-count="0" meta:image-count="0" meta:object-count="0" meta:page-count="1" meta:paragraph-count="23" meta:word-count="264" meta:character-count="1472" meta:non-whitespace-character-count="1201"/>
    <meta:generator>LibreOffice/6.0.7.3$Linux_X86_64 LibreOffice_project/00m0$Build-3</meta:generator>
  </office:meta>
</office:document-meta>
</file>